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tient ID</text:p>
          </table:table-cell>
          <table:table-cell table:style-name="ce1" office:value-type="string" calcext:value-type="string">
            <text:p>Engel Score</text:p>
          </table:table-cell>
          <table:table-cell table:style-name="ce1" office:value-type="string" calcext:value-type="string">
            <text:p>Seiz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01_bt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3_mg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4_bj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0_cmn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3_lk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014_vc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d017_mk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d020_lma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id022_te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5_mc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0_bf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9_mra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50_sx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1_jc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7_sj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40_ms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7_rd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8_dmc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d009_ba</text:p>
          </table:table-cell>
          <table:table-cell table:style-name="ce3" office:value-type="string" calcext:value-type="string">
            <text:p>III</text:p>
          </table:table-cell>
          <table:table-cell office:value-type="string" calcext:value-type="string">
            <text:p>BA_crise2type1_170321M-BEX_00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28_ca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7_cg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d011_gr</text:p>
          </table:table-cell>
          <table:table-cell table:style-name="ce3" office:value-type="string" calcext:value-type="string">
            <text:p>IV</text:p>
          </table:table-cell>
          <table:table-cell office:value-type="string" calcext:value-type="string">
            <text:p>GR_Crise1Part1_50325c-bex_0001_GR_Crise1Part2_50325c-b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033_fc</text:p>
          </table:table-cell>
          <table:table-cell office:value-type="string" calcext:value-type="string">
            <text:p>I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036_dm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id045_bc</text:p>
          </table:table-cell>
          <table:table-cell table:style-name="ce3" office:value-type="string" calcext:value-type="string">
            <text:p>IV</text:p>
          </table:table-cell>
          <table:table-cell office:value-type="string" calcext:value-type="string">
            <text:p>BC_C3P_170418M-BEX_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id023_br</text:p>
          </table:table-cell>
          <table:table-cell table:style-name="ce4" table:number-columns-repeated="1023"/>
        </table:table-row>
      </table:table>
      <table:table table:name="Initi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001_b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3_mg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4_b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07_rd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08_dmc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table:style-name="ce3" office:value-type="string" calcext:value-type="string">
            <text:p>id009_ba</text:p>
          </table:table-cell>
          <table:table-cell table:style-name="ce3"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10_cmn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ce3" office:value-type="string" calcext:value-type="string">
            <text:p>Id011_gr</text:p>
          </table:table-cell>
          <table:table-cell table:style-name="ce3"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13_l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14_vc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17_m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0_lm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1_jc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d022_t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5_mc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27_sj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string" calcext:value-type="string">
            <text:p>id028_ca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30_bf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33_fc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36_dm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37_cg</text:p>
          </table:table-cell>
          <table:table-cell office:value-type="string" calcext:value-type="string">
            <text:p>III</text:p>
          </table:table-cell>
        </table:table-row>
        <table:table-row table:style-name="ro1">
          <table:table-cell office:value-type="string" calcext:value-type="string">
            <text:p>id039_mr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d040_gli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table:style-name="ce3" office:value-type="string" calcext:value-type="string">
            <text:p>id045_bc</text:p>
          </table:table-cell>
          <table:table-cell table:style-name="ce3" office:value-type="string" calcext:value-type="string">
            <text:p>IV</text:p>
          </table:table-cell>
        </table:table-row>
        <table:table-row table:style-name="ro1">
          <table:table-cell office:value-type="string" calcext:value-type="string">
            <text:p>id050_sx</text:p>
          </table:table-cell>
          <table:table-cell office:value-type="string" calcext:value-type="string">
            <text:p>I</text:p>
          </table:table-cell>
        </table:table-row>
      </table:table>
      <table:named-expressions/>
      <table:database-ranges>
        <table:database-range table:name="__Anonymous_Sheet_DB__0" table:target-range-address="Sheet1.A2:Sheet1.B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0:40:06.614626843</meta:creation-date>
    <dc:date>2020-06-05T09:47:54.479954755</dc:date>
    <meta:editing-duration>PT20H36M4S</meta:editing-duration>
    <meta:editing-cycles>2</meta:editing-cycles>
    <meta:generator>LibreOffice/6.4.4.2$Linux_X86_64 LibreOffice_project/40$Build-2</meta:generator>
    <meta:document-statistic meta:table-count="2" meta:cell-count="107" meta:object-count="0"/>
  </office:meta>
</office:document-meta>
</file>